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wollmux.rdf" manifest:media-type="application/rdf+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6cm" style:writing-mod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WM(CMD 'insertFormValue' ID 'Anrede')&#10;"/><text:text-input text:description="">Anrede&lt;&lt;Anrede&gt;&gt;</text:text-input><text:bookmark-end text:name="WM(CMD 'insertFormValue' ID 'Anrede')&#10;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height-at-least="0.46cm" style:page-number="auto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 style:writing-mode="page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ließtext" style:family="paragraph">
      <style:text-properties style:font-name="Arial" fo:font-family="Arial" style:font-family-generic="swiss" fo:font-size="11pt"/>
    </style:style>
    <style:style style:name="WollMuxVerfuegungspunkt" style:family="paragraph" style:parent-style-name="Fließtext" style:next-style-name="Fließtext">
      <style:paragraph-properties fo:margin-left="0cm" fo:margin-right="0cm" fo:margin-top="0.46cm" fo:margin-bottom="0cm" loext:contextual-spacing="false" fo:text-indent="-0.7cm" style:auto-text-indent="false"/>
      <style:text-properties fo:font-weight="bold"/>
    </style:style>
    <style:style style:name="WollMuxVerfuegungspunkt1" style:family="paragraph" style:parent-style-name="WollMuxVerfuegungspunkt" style:next-style-name="Fließtext">
      <style:paragraph-properties fo:margin-left="0cm" fo:margin-right="0cm" fo:margin-top="0cm" fo:margin-bottom="0cm" loext:contextual-spacing="false" fo:text-indent="0cm" style:auto-text-indent="false"/>
    </style:style>
    <style:style style:name="WollMuxVerfuegungspunktAbdruck" style:family="paragraph" style:parent-style-name="WollMuxVerfuegungspunkt" style:next-style-name="Fließtext">
      <style:paragraph-properties fo:margin-left="0cm" fo:margin-right="0cm" fo:margin-top="0.46cm" fo:margin-bottom="0cm" loext:contextual-spacing="false" fo:text-indent="-0.7cm" style:auto-text-indent="false"/>
      <style:text-properties fo:font-weight="normal"/>
    </style:style>
    <style:style style:name="WollMuxZuleitungszeile" style:family="paragraph" style:parent-style-name="Fließtext" style:next-style-name="Fließtext">
      <style:text-properties style:text-underline-style="solid" style:text-underline-width="auto" style:text-underline-color="font-color" fo:font-weight="bold"/>
    </style:style>
    <style:style style:name="WollMuxVerfuegungspunktMitZuleitung" style:family="paragraph" style:parent-style-name="WollMuxVerfuegungspunkt" style:next-style-name="Fließtext">
      <style:text-properties style:text-underline-style="solid" style:text-underline-width="auto" style:text-underline-color="font-color"/>
    </style:style>
    <style:style style:name="Fließtext" style:family="text">
      <style:text-properties style:font-name="Arial" fo:font-family="Arial" style:font-family-generic="swiss" fo:font-size="11pt" style:text-underline-style="none"/>
    </style:style>
    <style:style style:name="WollMuxRoemischeZiffer" style:family="text" style:parent-style-name="Fließtext">
      <style:text-properties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2.03cm" fo:margin-left="2.499cm" fo:margin-right="2.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2.03cm" fo:margin-left="2.499cm" fo:margin-right="2.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1" style:next-style-name="Standard"/>
    <style:master-page style:name="Footnote" style:page-layout-name="Mpm2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Landscape" style:page-layout-name="Mpm6"/>
    <style:master-page style:name="Envelope" style:page-layout-name="Mpm7"/>
    <style:master-page style:name="Index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8.0.0$Windows_X86_64 LibreOffice_project/017f602c86f188daf4b825a8a220dac763b591e9</meta:generator>
    <meta:creation-date>2021-03-18T02:49:15.970000000</meta:creation-date>
    <meta:editing-duration>PT36M8S</meta:editing-duration>
    <meta:editing-cycles>10</meta:editing-cycles>
    <dc:date>2021-03-18T03:30:58.437000000</dc:date>
    <meta:document-statistic meta:table-count="0" meta:image-count="0" meta:object-count="0" meta:page-count="1" meta:paragraph-count="1" meta:word-count="3" meta:character-count="18" meta:non-whitespace-character-count="18"/>
  </office:meta>
</office:document-meta>
</file>